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88bd9" officeooo:paragraph-rsid="00088bd9"/>
    </style:style>
    <style:style style:name="P2" style:family="paragraph" style:parent-style-name="Standard">
      <style:text-properties officeooo:rsid="00088bd9" officeooo:paragraph-rsid="000a4f7e"/>
    </style:style>
    <style:style style:name="P3" style:family="paragraph" style:parent-style-name="Standard">
      <style:text-properties fo:font-weight="bold" officeooo:rsid="00088bd9" officeooo:paragraph-rsid="00088bd9" style:font-weight-asian="bold" style:font-weight-complex="bold"/>
    </style:style>
    <style:style style:name="P4" style:family="paragraph" style:parent-style-name="Standard" style:list-style-name="L1">
      <style:text-properties officeooo:paragraph-rsid="000a4f7e"/>
    </style:style>
    <style:style style:name="P5" style:family="paragraph" style:parent-style-name="Standard" style:list-style-name="L1">
      <style:text-properties officeooo:rsid="000bda83" officeooo:paragraph-rsid="000bda83"/>
    </style:style>
    <style:style style:name="P6" style:family="paragraph" style:parent-style-name="Standard" style:list-style-name="L1">
      <style:text-properties officeooo:rsid="000d1fcf" officeooo:paragraph-rsid="000d1fcf"/>
    </style:style>
    <style:style style:name="P7" style:family="paragraph" style:parent-style-name="Standard">
      <style:text-properties fo:font-style="italic" officeooo:rsid="00088bd9" officeooo:paragraph-rsid="00088bd9" style:font-style-asian="italic" style:font-style-complex="italic"/>
    </style:style>
    <style:style style:name="P8" style:family="paragraph" style:parent-style-name="Standard">
      <style:text-properties fo:font-style="italic" officeooo:rsid="001c6c4d" officeooo:paragraph-rsid="001c6c4d" style:font-style-asian="italic" style:font-style-complex="italic"/>
    </style:style>
    <style:style style:name="P9" style:family="paragraph" style:parent-style-name="Standard">
      <style:text-properties fo:font-style="italic" officeooo:rsid="00184364" officeooo:paragraph-rsid="00184364" style:font-style-asian="italic" style:font-style-complex="italic"/>
    </style:style>
    <style:style style:name="P10" style:family="paragraph" style:parent-style-name="Standard" style:list-style-name="L1">
      <style:text-properties officeooo:rsid="0010d50b" officeooo:paragraph-rsid="0010d50b"/>
    </style:style>
    <style:style style:name="P11" style:family="paragraph" style:parent-style-name="Standard">
      <style:text-properties officeooo:rsid="0010d50b" officeooo:paragraph-rsid="0010d50b"/>
    </style:style>
    <style:style style:name="P12" style:family="paragraph" style:parent-style-name="Standard" style:list-style-name="L1">
      <style:text-properties officeooo:rsid="001299a4" officeooo:paragraph-rsid="001299a4"/>
    </style:style>
    <style:style style:name="P13" style:family="paragraph" style:parent-style-name="Standard" style:list-style-name="L2">
      <style:text-properties officeooo:rsid="00184364" officeooo:paragraph-rsid="00184364"/>
    </style:style>
    <style:style style:name="P14" style:family="paragraph" style:parent-style-name="Standard" style:list-style-name="L2">
      <style:text-properties officeooo:rsid="001a1d9e" officeooo:paragraph-rsid="001a1d9e"/>
    </style:style>
    <style:style style:name="P15" style:family="paragraph" style:parent-style-name="Standard">
      <style:text-properties officeooo:rsid="001a1d9e" officeooo:paragraph-rsid="001a1d9e"/>
    </style:style>
    <style:style style:name="P16" style:family="paragraph" style:parent-style-name="Standard" style:list-style-name="L1">
      <style:text-properties officeooo:rsid="001f1b7f" officeooo:paragraph-rsid="001f1b7f"/>
    </style:style>
    <style:style style:name="T1" style:family="text">
      <style:text-properties officeooo:rsid="000a4abc"/>
    </style:style>
    <style:style style:name="T2" style:family="text">
      <style:text-properties officeooo:rsid="000a4f7e"/>
    </style:style>
    <style:style style:name="T3" style:family="text">
      <style:text-properties officeooo:rsid="000e08c6"/>
    </style:style>
    <style:style style:name="T4" style:family="text">
      <style:text-properties officeooo:rsid="000e2345"/>
    </style:style>
    <style:style style:name="T5" style:family="text">
      <style:text-properties officeooo:rsid="00132929"/>
    </style:style>
    <style:style style:name="T6" style:family="text">
      <style:text-properties officeooo:rsid="001cbe4c"/>
    </style:style>
    <style:style style:name="T7" style:family="text">
      <style:text-properties officeooo:rsid="001e591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sic concers when thinkin<text:span text:style-name="T1">g</text:span> about this aplication architecture:</text:p>
      <text:p text:style-name="P1"/>
      <text:p text:style-name="P7">1. How will users be using the application?</text:p>
      <text:p text:style-name="P1"/>
      <text:p text:style-name="P2"><text:tab/><text:span text:style-name="T2">Basically users will have view with their own library. Library contains books stored in virtual bookcases, shelves, tables, boxes etc. Storage places are not limited. User can define his own storage type. Each user has own data base records where his books are saved. User using view should have to manipulate his book collection. Manipulation means that user can: </text:span></text:p>
      <text:list xml:id="list8572542748306411733" text:style-name="L1">
        <text:list-item>
          <text:p text:style-name="P4"><text:span text:style-name="T2">search for books owned by him using filters,</text:span></text:p>
        </text:list-item>
        <text:list-item>
          <text:p text:style-name="P4"><text:span text:style-name="T2">add new books to data base,</text:span></text:p>
        </text:list-item>
        <text:list-item>
          <text:p text:style-name="P10"><text:span text:style-name="T2">e</text:span>dit books information,</text:p>
        </text:list-item>
        <text:list-item>
          <text:p text:style-name="P5"><text:span text:style-name="T2">r</text:span>emove books from data base,</text:p>
        </text:list-item>
        <text:list-item>
          <text:p text:style-name="P4"><text:span text:style-name="T2">add new places where books are stored,</text:span></text:p>
        </text:list-item>
        <text:list-item>
          <text:p text:style-name="P12"><text:span text:style-name="T2">m</text:span>ove books between storage places,</text:p>
        </text:list-item>
        <text:list-item>
          <text:p text:style-name="P16">add new storage places,</text:p>
        </text:list-item>
        <text:list-item>
          <text:p text:style-name="P16">place storage places in his home blueprint,</text:p>
        </text:list-item>
        <text:list-item>
          <text:p text:style-name="P6"><text:span text:style-name="T2">m</text:span>ake <text:span text:style-name="T3">the </text:span>list of the books to buy/<text:span text:style-name="T4">read/lend</text:span> or sell,</text:p>
        </text:list-item>
        <text:list-item>
          <text:p text:style-name="P10">get time to return book to public library and see which own<text:span text:style-name="T7">ed</text:span> books are currently lent.</text:p>
        </text:list-item>
      </text:list>
      <text:p text:style-name="P11"><text:tab/></text:p>
      <text:p text:style-name="P11"><text:tab/><text:span text:style-name="T5">User will use graphical interface where he could do all of the actions listed above. He will also have the view with graphical visualization of the books he owns. User should have oportunity to update book information like book cover or description using Internet resources or by doing it by typing information by himself.</text:span></text:p>
      <text:p text:style-name="P11"><text:span text:style-name="T5"><text:tab/>The views of the application will be as follows:</text:span></text:p>
      <text:list xml:id="list8899120194400850142" text:style-name="L2">
        <text:list-item>
          <text:p text:style-name="P13"><text:span text:style-name="T5">S</text:span>crollable view of the all books in user library,</text:p>
        </text:list-item>
        <text:list-item>
          <text:p text:style-name="P13">Database manipulation view ( searching, editing, adding, removing ),</text:p>
        </text:list-item>
        <text:list-item>
          <text:p text:style-name="P13"><text:span text:style-name="T6">2D </text:span>Visualisation of the library <text:span text:style-name="T6">placed on the user home blueprint,</text:span></text:p>
        </text:list-item>
        <text:list-item>
          <text:p text:style-name="P14">Book details view,</text:p>
        </text:list-item>
        <text:list-item>
          <text:p text:style-name="P14">Settings view.</text:p>
        </text:list-item>
      </text:list>
      <text:p text:style-name="P15"/>
      <text:p text:style-name="P8">2. How will the application be deployed into production and managed?</text:p>
      <text:list xml:id="list10949384159955" text:continue-numbering="true" text:style-name="L2">
        <text:list-header>
          <text:p text:style-name="P13"><text:s/></text:p>
        </text:list-header>
      </text:list>
      <text:p text:style-name="P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4M4S</meta:editing-duration>
    <meta:editing-cycles>27</meta:editing-cycles>
    <meta:generator>LibreOffice/4.1.2.3$Windows_x86 LibreOffice_project/40b2d7fde7e8d2d7bc5a449dc65df4d08a7dd38</meta:generator>
    <dc:date>2015-07-07T01:09:49.283000000</dc:date>
    <meta:document-statistic meta:table-count="0" meta:image-count="0" meta:object-count="0" meta:page-count="1" meta:paragraph-count="24" meta:word-count="270" meta:character-count="1545" meta:non-whitespace-character-count="1305"/>
    <meta:user-defined meta:name="Info 1"/>
    <meta:user-defined meta:name="Info 2"/>
    <meta:user-defined meta:name="Info 3"/>
    <meta:user-defined meta:name="Info 4"/>
  </office:meta>
</office:document-meta>
</file>